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9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amm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Damage at Max Level and All Augments except percent increases</text:p>
          </table:table-cell>
          <table:table-cell office:value-type="string" calcext:value-type="string">
            <text:p>Oddi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+20% to evil enem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40% to Aurorans; +30% to evil hu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loodstone Bludge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+30% to human enem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+flame damag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erie Hammer of the Moon King 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ammer of the Whale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fla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he Hammer of Wilmageddon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flame; +shock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Jack's Hammer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+30% to humans, +30% to dark minions and sentinel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unarium Pounder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+40% to wolves and balverin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llett's Mallet  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cythe's Warhammer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sh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+30% to aurorans; +fl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fl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+80% to large enemies; +fl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ypo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8])" office:value-type="float" office:value="130.588235294118" calcext:value-type="float">
            <text:p>130.588235294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without outliers</text:p>
          </table:table-cell>
          <table:table-cell office:value-type="float" office:value="127.54" calcext:value-type="float">
            <text:p>127.54</text:p>
          </table:table-cell>
          <table:table-cell office:value-type="string" calcext:value-type="string">
            <text:p>outliers are beneath 110 or above 1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without lows</text:p>
          </table:table-cell>
          <table:table-cell office:value-type="float" office:value="134.4" calcext:value-type="float">
            <text:p>134.4</text:p>
          </table:table-cell>
          <table:table-cell office:value-type="string" calcext:value-type="string">
            <text:p>lows beneath 110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ords" table:style-name="ta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Avo’s Lament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20% to evil enemies; + sh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+30% to hu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assanova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+fl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+20% in multip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 Stabby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+30% to hu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mitar of Baron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+30 to non-evil enem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mquick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+30% to hu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plade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+sh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+sh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stun <text:span text:style-name="T1">(</text:span>shock?<text:span text:style-name="T1">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lfsba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+40% wolves and balvarines; +40% at nigh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1:.B19])" office:value-type="float" office:value="101.526315789474" calcext:value-type="float">
            <text:p>101.526315789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without outliers</text:p>
          </table:table-cell>
          <table:table-cell office:value-type="float" office:value="101.25" calcext:value-type="float">
            <text:p>101.25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4:31:21.951000000</meta:creation-date>
    <dc:date>2021-03-09T15:15:39.608000000</dc:date>
    <meta:editing-duration>PT34M</meta:editing-duration>
    <meta:editing-cycles>17</meta:editing-cycles>
    <meta:generator>LibreOffice/7.0.4.2$Windows_X86_64 LibreOffice_project/dcf040e67528d9187c66b2379df5ea4407429775</meta:generator>
    <meta:document-statistic meta:table-count="2" meta:cell-count="110" meta:object-count="0"/>
  </office:meta>
</office:document-meta>
</file>